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383" officeooo:paragraph-rsid="000ae383"/>
    </style:style>
    <style:style style:name="P2" style:family="paragraph" style:parent-style-name="Standard">
      <style:text-properties officeooo:rsid="000ae383" officeooo:paragraph-rsid="000f09a3"/>
    </style:style>
    <style:style style:name="P3" style:family="paragraph" style:parent-style-name="Standard">
      <style:text-properties officeooo:rsid="000f09a3" officeooo:paragraph-rsid="000f09a3"/>
    </style:style>
    <style:style style:name="P4" style:family="paragraph" style:parent-style-name="Standard">
      <style:text-properties officeooo:rsid="000c9fff" officeooo:paragraph-rsid="000c9fff"/>
    </style:style>
    <style:style style:name="P5" style:family="paragraph" style:parent-style-name="Standard">
      <style:text-properties officeooo:paragraph-rsid="000cc751"/>
    </style:style>
    <style:style style:name="P6" style:family="paragraph" style:parent-style-name="Standard">
      <style:text-properties officeooo:rsid="000d512a" officeooo:paragraph-rsid="000d512a"/>
    </style:style>
    <style:style style:name="P7" style:family="paragraph" style:parent-style-name="Standard">
      <style:text-properties officeooo:paragraph-rsid="000f09a3"/>
    </style:style>
    <style:style style:name="T1" style:family="text">
      <style:text-properties officeooo:rsid="000f09a3"/>
    </style:style>
    <style:style style:name="T2" style:family="text">
      <style:text-properties officeooo:rsid="000cc751"/>
    </style:style>
    <style:style style:name="T3" style:family="text">
      <style:text-properties officeooo:rsid="000d512a"/>
    </style:style>
    <style:style style:name="T4" style:family="text">
      <style:text-properties fo:color="#6a9955" loext:opacity="100%" fo:font-family="'Droid Sans Mono', monospace, monospace" fo:font-size="10.5pt" fo:font-weight="normal" fo:background-color="#1f1f1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R Diagram</text:p>
      <text:p text:style-name="P1"/>
      <text:p text:style-name="P1">2. SQL Scripts for Table Creation</text:p>
      <text:p text:style-name="P1"/>
      <text:p text:style-name="P1">3. SQL Scripts for Table Population</text:p>
      <text:p text:style-name="P1"/>
      <text:p text:style-name="P1">4. Approach to modeling bitemporal data</text:p>
      <text:p text:style-name="P1"/>
      <text:p text:style-name="P2">Did some research, including [1] and [2], <text:span text:style-name="T1">found this as the default in the SQLServer:</text:span></text:p>
      <text:p text:style-name="P2"/>
      <text:p text:style-name="P2"><text:s/>[ValidFrom] DATETIME2 GENERATED ALWAYS AS ROW START,</text:p>
      <text:p text:style-name="P1"><text:s/>[ValidTo] DATETIME2 GENERATED ALWAYS AS ROW END,</text:p>
      <text:p text:style-name="P1"><text:s text:c="4"/>PERIOD FOR SYSTEM_TIME (ValidFrom, ValidTo)</text:p>
      <text:p text:style-name="P3">That’s not a feature that exists in postgresql without extensions, so I instead decided to create history tables that follow the same structure as the original tables, and use</text:p>
      <text:p text:style-name="P3"/>
      <text:p text:style-name="P3">valid_start TIMESTAMPTZ DEFAULT CURRENT_TIMESTAMP NOT NULL,</text:p>
      <text:p text:style-name="P3">valid_end TIMESTAMPTZ DEFAULT '9999-12-31 23:59:59' NOT NULL,</text:p>
      <text:p text:style-name="P3">transaction_start TIMESTAMPTZ DEFAULT CURRENT_TIMESTAMP NOT NULL,</text:p>
      <text:p text:style-name="P3">ttransaction_end TIMESTAMPTZ DEFAULT '9999-12-31 23:59:59' NOT NULL</text:p>
      <text:p text:style-name="P1"/>
      <text:p text:style-name="P4">5. Issues</text:p>
      <text:p text:style-name="P4">I. The infamous error “<text:a xlink:type="simple" xlink:href="https://stackoverflow.com/questions/37516386/error-unterminated-dollar-quoted-string-at-or-near-body" text:style-name="Internet_20_link" text:visited-style-name="Visited_20_Internet_20_Link">ERROR: unterminated dollar-quoted string at or near "$BODY$</text:a>”</text:p>
      <text:p text:style-name="P4">When it occurred: when trying to define the function for my trigger</text:p>
      <text:p text:style-name="P4">Why: sometimes it appears that the tags used, or even the $$ symbol is not recognized as a scope</text:p>
      <text:p text:style-name="P4">Solutions:</text:p>
      <text:p text:style-name="P4">- tried changing it from $BODY$ to single quote (‘) according to the following post. However, this did not work <text:a xlink:type="simple" xlink:href="https://www.postgresql.org/message-id/CA%2BbJJbzWCECdG4r_ys3A3cAbOwJTws3u3a1iO2Wi89gMzRfY_w%40mail.gmail.com" text:style-name="Internet_20_link" text:visited-style-name="Visited_20_Internet_20_Link">https://www.postgresql.org/message-id/CA%2BbJJbzWCECdG4r_ys3A3cAbOwJTws3u3a1iO2Wi89gMzRfY_w%40mail.gmail.com</text:a></text:p>
      <text:p text:style-name="P4">- tried running it again from the terminal (initially used: OSS Code) and without using the pgsql originally intended for neatly documenting both the code and the explanations for it</text:p>
      <text:p text:style-name="P4"/>
      <text:p text:style-name="P5"><text:span text:style-name="T2">II. </text:span>ERROR: INSERT has more expressions than target columns LINE 2: SELECT OLD.*, CURRENT_TIMESTAMP AS transacti... ^ QUERY: INSERT INTO dragonriders_history SELECT OLD.*, CURRENT_TIMESTAMP AS transaction_end CONTEXT: PL/pgSQL function dragonriders_history_trigger() line 4 at SQL statement</text:p>
      <text:p text:style-name="P6">When it ocurred: Trying to update the entries in the main table</text:p>
      <text:p text:style-name="P7"><text:span text:style-name="T3">Why: </text:span><text:span text:style-name="T1">after checking some documentation (</text:span><text:a xlink:type="simple" xlink:href="https://neon.com/postgresql/postgresql-triggers/postgresql-before-update-trigger" text:style-name="Internet_20_link" text:visited-style-name="Visited_20_Internet_20_Link"><text:span text:style-name="T1">https://neon.com/postgresql/postgresql-triggers/postgresql-before-update-trigger</text:span></text:a><text:span text:style-name="T1">) initially I thought I needed to specify that the transaction_end should be the current timestamp, but that didn’t work because it actually behaved like another column, and since the history table was made with the same structure as the original table (e.g. </text:span><text:span text:style-name="T4">CREATE TABLE Dragons_history (LIKE Dragons);</text:span><text:span text:style-name="T1">) then the insert could not be made</text:span></text:p>
      <text:p text:style-name="P3">Solution: change the function so that the end of the transaction would be automatically handled and updated as the transaction end on the data of the original record, and start_transaction of the updated version would correspond to the end_transaction on the historical record</text:p>
      <text:p text:style-name="P4"/>
      <text:p text:style-name="P1"/>
      <text:p text:style-name="P1"/>
      <text:p text:style-name="P1">References:<text:line-break/>[1] - <text:soft-page-break/><text:a xlink:type="simple" xlink:href="https://www.reddit.com/r/Database/comments/wrrw2e/how_would_you_guys_approach_a_history_table_its/" text:style-name="Internet_20_link" text:visited-style-name="Visited_20_Internet_20_Link">https://www.reddit.com/r/Database/comments/wrrw2e/how_would_you_guys_approach_a_history_table_its/</text:a></text:p>
      <text:p text:style-name="P1">[2] - <text:a xlink:type="simple" xlink:href="https://learn.microsoft.com/en-us/sql/relational-databases/tables/temporal-tables?view=sql-server-ver17" text:style-name="Internet_20_link" text:visited-style-name="Visited_20_Internet_20_Link">https://learn.microsoft.com/en-us/sql/relational-databases/tables/temporal-tables?view=sql-server-ver17</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8:25:15.199175514</meta:creation-date>
    <dc:date>2025-10-27T23:46:02.263428432</dc:date>
    <meta:editing-duration>PT50M17S</meta:editing-duration>
    <meta:editing-cycles>4</meta:editing-cycles>
    <meta:generator>LibreOffice/25.2.6.2$Linux_X86_64 LibreOffice_project/520$Build-2</meta:generator>
    <meta:document-statistic meta:table-count="0" meta:image-count="0" meta:object-count="0" meta:page-count="2" meta:paragraph-count="26" meta:word-count="364" meta:character-count="2760" meta:non-whitespace-character-count="2415"/>
  </office:meta>
</office:document-meta>
</file>